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map style:condition="cell-content()=MAX([.B2:.D2])" style:apply-style-name="Untitled2" style:base-cell-address="Sheet1.B2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6.13mm" svg:height="93.64mm" svg:x="104.25mm" svg:y="17.53mm">
            <loext:p draw:notify-on-update-of-ranges="Sheet1.A2:Sheet1.A20 Sheet1.B1:Sheet1.B1 Sheet1.B2:Sheet1.B20 Sheet1.C1:Sheet1.C1 Sheet1.C2:Sheet1.C20 Sheet1.D1:Sheet1.D1 Sheet1.D2:Sheet1.D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Random Forest</text:p>
          </table:table-cell>
          <table:table-cell table:style-name="ce3" office:value-type="string" calcext:value-type="string">
            <text:p>SVM</text:p>
          </table:table-cell>
          <table:table-cell table:style-name="ce3" office:value-type="string" calcext:value-type="string">
            <text:p>Linear Regression</text:p>
          </table:table-cell>
          <table:table-cell table:style-name="ce2" table:number-columns-repeated="1020"/>
        </table:table-row>
        <table:table-row table:style-name="ro2">
          <table:table-cell table:style-name="ce1" office:value-type="string" calcext:value-type="string">
            <text:p>MSRpar</text:p>
          </table:table-cell>
          <table:table-cell table:style-name="ce4" office:value-type="float" office:value="0.601822754905" calcext:value-type="float">
            <text:p>0.6018227549</text:p>
          </table:table-cell>
          <table:table-cell table:style-name="ce4" office:value-type="float" office:value="0.595825498992" calcext:value-type="float">
            <text:p>0.595825499</text:p>
          </table:table-cell>
          <table:table-cell table:style-name="ce4" office:value-type="float" office:value="0.603218013389" calcext:value-type="float">
            <text:p>0.603218013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Rvid</text:p>
          </table:table-cell>
          <table:table-cell table:style-name="ce5" office:value-type="float" office:value="0.835618361148" calcext:value-type="float">
            <text:p>0.8356183611</text:p>
          </table:table-cell>
          <table:table-cell table:style-name="ce6" office:value-type="float" office:value="0.816021724352" calcext:value-type="float">
            <text:p>0.8160217244</text:p>
          </table:table-cell>
          <table:table-cell table:style-name="ce6" office:value-type="float" office:value="0.817675281973" calcext:value-type="float">
            <text:p>0.81767528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MTeuroparl</text:p>
          </table:table-cell>
          <table:table-cell table:style-name="ce5" office:value-type="float" office:value="0.682188937363" calcext:value-type="float">
            <text:p>0.6821889374</text:p>
          </table:table-cell>
          <table:table-cell table:style-name="ce6" office:value-type="float" office:value="0.546935592744" calcext:value-type="float">
            <text:p>0.5469355927</text:p>
          </table:table-cell>
          <table:table-cell table:style-name="ce6" office:value-type="float" office:value="0.508756418046" calcext:value-type="float">
            <text:p>0.5087564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rprise.OnWN</text:p>
          </table:table-cell>
          <table:table-cell table:style-name="ce6" office:value-type="float" office:value="0.687808392775" calcext:value-type="float">
            <text:p>0.6878083928</text:p>
          </table:table-cell>
          <table:table-cell table:style-name="ce6" office:value-type="float" office:value="0.694557394755" calcext:value-type="float">
            <text:p>0.6945573948</text:p>
          </table:table-cell>
          <table:table-cell table:style-name="ce5" office:value-type="float" office:value="0.706064909799" calcext:value-type="float">
            <text:p>0.706064909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rprise.SMTnews</text:p>
          </table:table-cell>
          <table:table-cell table:style-name="ce5" office:value-type="float" office:value="0.703835366926" calcext:value-type="float">
            <text:p>0.7038353669</text:p>
          </table:table-cell>
          <table:table-cell table:style-name="ce6" office:value-type="float" office:value="0.529104156873" calcext:value-type="float">
            <text:p>0.5291041569</text:p>
          </table:table-cell>
          <table:table-cell table:style-name="ce6" office:value-type="float" office:value="0.573635168224" calcext:value-type="float">
            <text:p>0.573635168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adlines</text:p>
          </table:table-cell>
          <table:table-cell table:style-name="ce6" office:value-type="float" office:value="0.740310171788" calcext:value-type="float">
            <text:p>0.7403101718</text:p>
          </table:table-cell>
          <table:table-cell table:style-name="ce5" office:value-type="float" office:value="0.746410419625" calcext:value-type="float">
            <text:p>0.7464104196</text:p>
          </table:table-cell>
          <table:table-cell table:style-name="ce6" office:value-type="float" office:value="0.742542805858" calcext:value-type="float">
            <text:p>0.742542805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WN</text:p>
          </table:table-cell>
          <table:table-cell table:style-name="ce5" office:value-type="float" office:value="0.837744411491" calcext:value-type="float">
            <text:p>0.8377444115</text:p>
          </table:table-cell>
          <table:table-cell table:style-name="ce6" office:value-type="float" office:value="0.783871157708" calcext:value-type="float">
            <text:p>0.7838711577</text:p>
          </table:table-cell>
          <table:table-cell table:style-name="ce6" office:value-type="float" office:value="0.792979998812" calcext:value-type="float">
            <text:p>0.792979998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NWN</text:p>
          </table:table-cell>
          <table:table-cell table:style-name="ce6" office:value-type="float" office:value="0.297620307694" calcext:value-type="float">
            <text:p>0.2976203077</text:p>
          </table:table-cell>
          <table:table-cell table:style-name="ce6" office:value-type="float" office:value="0.398700189823" calcext:value-type="float">
            <text:p>0.3987001898</text:p>
          </table:table-cell>
          <table:table-cell table:style-name="ce5" office:value-type="float" office:value="0.419273323689" calcext:value-type="float">
            <text:p>0.419273323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ft-forum</text:p>
          </table:table-cell>
          <table:table-cell table:style-name="ce5" office:value-type="float" office:value="0.552775725655" calcext:value-type="float">
            <text:p>0.5527757257</text:p>
          </table:table-cell>
          <table:table-cell table:style-name="ce6" office:value-type="float" office:value="0.501178488807" calcext:value-type="float">
            <text:p>0.5011784888</text:p>
          </table:table-cell>
          <table:table-cell table:style-name="ce6" office:value-type="float" office:value="0.481079610026" calcext:value-type="float">
            <text:p>0.4810796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ft-news</text:p>
          </table:table-cell>
          <table:table-cell table:style-name="ce6" office:value-type="float" office:value="0.702813824483" calcext:value-type="float">
            <text:p>0.7028138245</text:p>
          </table:table-cell>
          <table:table-cell table:style-name="ce6" office:value-type="float" office:value="0.719635634775" calcext:value-type="float">
            <text:p>0.7196356348</text:p>
          </table:table-cell>
          <table:table-cell table:style-name="ce5" office:value-type="float" office:value="0.725616984897" calcext:value-type="float">
            <text:p>0.725616984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eet-news</text:p>
          </table:table-cell>
          <table:table-cell table:style-name="ce6" office:value-type="float" office:value="0.778849841396" calcext:value-type="float">
            <text:p>0.7788498414</text:p>
          </table:table-cell>
          <table:table-cell table:style-name="ce5" office:value-type="float" office:value="0.795841753563" calcext:value-type="float">
            <text:p>0.7958417536</text:p>
          </table:table-cell>
          <table:table-cell table:style-name="ce6" office:value-type="float" office:value="0.794089919529" calcext:value-type="float">
            <text:p>0.794089919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swers-forums</text:p>
          </table:table-cell>
          <table:table-cell table:style-name="ce6" office:value-type="float" office:value="0.679890213827" calcext:value-type="float">
            <text:p>0.6798902138</text:p>
          </table:table-cell>
          <table:table-cell table:style-name="ce6" office:value-type="float" office:value="0.71651564492" calcext:value-type="float">
            <text:p>0.7165156449</text:p>
          </table:table-cell>
          <table:table-cell table:style-name="ce5" office:value-type="float" office:value="0.717706895019" calcext:value-type="float">
            <text:p>0.71770689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swers-students</text:p>
          </table:table-cell>
          <table:table-cell table:style-name="ce5" office:value-type="float" office:value="0.759864856717" calcext:value-type="float">
            <text:p>0.7598648567</text:p>
          </table:table-cell>
          <table:table-cell table:style-name="ce6" office:value-type="float" office:value="0.749711038533" calcext:value-type="float">
            <text:p>0.7497110385</text:p>
          </table:table-cell>
          <table:table-cell table:style-name="ce6" office:value-type="float" office:value="0.749288351273" calcext:value-type="float">
            <text:p>0.74928835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elief</text:p>
          </table:table-cell>
          <table:table-cell table:style-name="ce6" office:value-type="float" office:value="0.715147975564" calcext:value-type="float">
            <text:p>0.7151479756</text:p>
          </table:table-cell>
          <table:table-cell table:style-name="ce5" office:value-type="float" office:value="0.7474587939" calcext:value-type="float">
            <text:p>0.7474587939</text:p>
          </table:table-cell>
          <table:table-cell table:style-name="ce6" office:value-type="float" office:value="0.743796223751" calcext:value-type="float">
            <text:p>0.743796223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mages</text:p>
          </table:table-cell>
          <table:table-cell table:style-name="ce6" office:value-type="float" office:value="0.824199901462" calcext:value-type="float">
            <text:p>0.8241999015</text:p>
          </table:table-cell>
          <table:table-cell table:style-name="ce6" office:value-type="float" office:value="0.834070586541" calcext:value-type="float">
            <text:p>0.8340705865</text:p>
          </table:table-cell>
          <table:table-cell table:style-name="ce5" office:value-type="float" office:value="0.836810451738" calcext:value-type="float">
            <text:p>0.83681045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swer-answer</text:p>
          </table:table-cell>
          <table:table-cell table:style-name="ce6" office:value-type="float" office:value="0.456653013023" calcext:value-type="float">
            <text:p>0.456653013</text:p>
          </table:table-cell>
          <table:table-cell table:style-name="ce5" office:value-type="float" office:value="0.493954569536" calcext:value-type="float">
            <text:p>0.4939545695</text:p>
          </table:table-cell>
          <table:table-cell table:style-name="ce6" office:value-type="float" office:value="0.48275129827" calcext:value-type="float">
            <text:p>0.482751298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lagiarism</text:p>
          </table:table-cell>
          <table:table-cell table:style-name="ce6" office:value-type="float" office:value="0.806547374988" calcext:value-type="float">
            <text:p>0.806547375</text:p>
          </table:table-cell>
          <table:table-cell table:style-name="ce6" office:value-type="float" office:value="0.807327497773" calcext:value-type="float">
            <text:p>0.8073274978</text:p>
          </table:table-cell>
          <table:table-cell table:style-name="ce5" office:value-type="float" office:value="0.81470858138" calcext:value-type="float">
            <text:p>0.81470858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uestion-question</text:p>
          </table:table-cell>
          <table:table-cell table:style-name="ce6" office:value-type="float" office:value="0.599103434565" calcext:value-type="float">
            <text:p>0.5991034346</text:p>
          </table:table-cell>
          <table:table-cell table:style-name="ce6" office:value-type="float" office:value="0.644245387092" calcext:value-type="float">
            <text:p>0.6442453871</text:p>
          </table:table-cell>
          <table:table-cell table:style-name="ce5" office:value-type="float" office:value="0.656265243403" calcext:value-type="float">
            <text:p>0.656265243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stediting</text:p>
          </table:table-cell>
          <table:table-cell table:style-name="ce6" office:value-type="float" office:value="0.825802506921" calcext:value-type="float">
            <text:p>0.8258025069</text:p>
          </table:table-cell>
          <table:table-cell table:style-name="ce5" office:value-type="float" office:value="0.844453433786" calcext:value-type="float">
            <text:p>0.8444534338</text:p>
          </table:table-cell>
          <table:table-cell table:style-name="ce6" office:value-type="float" office:value="0.838484463606" calcext:value-type="float">
            <text:p>0.8384844636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D2">
            <calcext:condition calcext:apply-style-name="Untitled2" calcext:value="=MAX([.B2:.D2])" calcext:base-cell-address="Sheet1.B2"/>
          </calcext:conditional-format>
        </calcext:conditional-formats>
      </table:table>
      <table:table table:name="Sheet2" table:style-name="ta1">
        <table:table-column table:style-name="co5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ce7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MSRpar</text:p>
          </table:table-cell>
          <table:table-cell office:value-type="float" office:value="0.601822754905" calcext:value-type="float">
            <text:p>0.6018227549</text:p>
          </table:table-cell>
        </table:table-row>
        <table:table-row table:style-name="ro1">
          <table:table-cell office:value-type="string" calcext:value-type="string">
            <text:p>MSRvid</text:p>
          </table:table-cell>
          <table:table-cell office:value-type="float" office:value="0.835618361148" calcext:value-type="float">
            <text:p>0.8356183611</text:p>
          </table:table-cell>
        </table:table-row>
        <table:table-row table:style-name="ro1">
          <table:table-cell office:value-type="string" calcext:value-type="string">
            <text:p>SMTeuroparl</text:p>
          </table:table-cell>
          <table:table-cell office:value-type="float" office:value="0.682188937363" calcext:value-type="float">
            <text:p>0.6821889374</text:p>
          </table:table-cell>
        </table:table-row>
        <table:table-row table:style-name="ro1">
          <table:table-cell office:value-type="string" calcext:value-type="string">
            <text:p>surprise.OnWN</text:p>
          </table:table-cell>
          <table:table-cell office:value-type="float" office:value="0.687808392775" calcext:value-type="float">
            <text:p>0.6878083928</text:p>
          </table:table-cell>
        </table:table-row>
        <table:table-row table:style-name="ro1">
          <table:table-cell office:value-type="string" calcext:value-type="string">
            <text:p>surprise.SMTnews</text:p>
          </table:table-cell>
          <table:table-cell office:value-type="float" office:value="0.703835366926" calcext:value-type="float">
            <text:p>0.7038353669</text:p>
          </table:table-cell>
        </table:table-row>
        <table:table-row table:style-name="ro1">
          <table:table-cell office:value-type="string" calcext:value-type="string">
            <text:p>headlines</text:p>
          </table:table-cell>
          <table:table-cell office:value-type="float" office:value="0.740310171788" calcext:value-type="float">
            <text:p>0.7403101718</text:p>
          </table:table-cell>
        </table:table-row>
        <table:table-row table:style-name="ro1">
          <table:table-cell office:value-type="string" calcext:value-type="string">
            <text:p>OnWN</text:p>
          </table:table-cell>
          <table:table-cell office:value-type="float" office:value="0.837744411491" calcext:value-type="float">
            <text:p>0.8377444115</text:p>
          </table:table-cell>
        </table:table-row>
        <table:table-row table:style-name="ro1">
          <table:table-cell office:value-type="string" calcext:value-type="string">
            <text:p>FNWN</text:p>
          </table:table-cell>
          <table:table-cell office:value-type="float" office:value="0.297620307694" calcext:value-type="float">
            <text:p>0.2976203077</text:p>
          </table:table-cell>
        </table:table-row>
        <table:table-row table:style-name="ro1">
          <table:table-cell office:value-type="string" calcext:value-type="string">
            <text:p>deft-forum</text:p>
          </table:table-cell>
          <table:table-cell office:value-type="float" office:value="0.552775725655" calcext:value-type="float">
            <text:p>0.5527757257</text:p>
          </table:table-cell>
        </table:table-row>
        <table:table-row table:style-name="ro1">
          <table:table-cell office:value-type="string" calcext:value-type="string">
            <text:p>deft-news</text:p>
          </table:table-cell>
          <table:table-cell office:value-type="float" office:value="0.702813824483" calcext:value-type="float">
            <text:p>0.7028138245</text:p>
          </table:table-cell>
        </table:table-row>
        <table:table-row table:style-name="ro1">
          <table:table-cell office:value-type="string" calcext:value-type="string">
            <text:p>tweet-news</text:p>
          </table:table-cell>
          <table:table-cell office:value-type="float" office:value="0.778849841396" calcext:value-type="float">
            <text:p>0.7788498414</text:p>
          </table:table-cell>
        </table:table-row>
        <table:table-row table:style-name="ro1">
          <table:table-cell office:value-type="string" calcext:value-type="string">
            <text:p>answers-forums</text:p>
          </table:table-cell>
          <table:table-cell office:value-type="float" office:value="0.679890213827" calcext:value-type="float">
            <text:p>0.6798902138</text:p>
          </table:table-cell>
        </table:table-row>
        <table:table-row table:style-name="ro1">
          <table:table-cell office:value-type="string" calcext:value-type="string">
            <text:p>answers-students</text:p>
          </table:table-cell>
          <table:table-cell office:value-type="float" office:value="0.759864856717" calcext:value-type="float">
            <text:p>0.7598648567</text:p>
          </table:table-cell>
        </table:table-row>
        <table:table-row table:style-name="ro1">
          <table:table-cell office:value-type="string" calcext:value-type="string">
            <text:p>belief</text:p>
          </table:table-cell>
          <table:table-cell office:value-type="float" office:value="0.715147975564" calcext:value-type="float">
            <text:p>0.7151479756</text:p>
          </table:table-cell>
        </table:table-row>
        <table:table-row table:style-name="ro1">
          <table:table-cell office:value-type="string" calcext:value-type="string">
            <text:p>images</text:p>
          </table:table-cell>
          <table:table-cell office:value-type="float" office:value="0.824199901462" calcext:value-type="float">
            <text:p>0.8241999015</text:p>
          </table:table-cell>
        </table:table-row>
        <table:table-row table:style-name="ro1">
          <table:table-cell office:value-type="string" calcext:value-type="string">
            <text:p>answer-answer</text:p>
          </table:table-cell>
          <table:table-cell office:value-type="float" office:value="0.456653013023" calcext:value-type="float">
            <text:p>0.456653013</text:p>
          </table:table-cell>
        </table:table-row>
        <table:table-row table:style-name="ro1">
          <table:table-cell office:value-type="string" calcext:value-type="string">
            <text:p>plagiarism</text:p>
          </table:table-cell>
          <table:table-cell office:value-type="float" office:value="0.806547374988" calcext:value-type="float">
            <text:p>0.806547375</text:p>
          </table:table-cell>
        </table:table-row>
        <table:table-row table:style-name="ro1">
          <table:table-cell office:value-type="string" calcext:value-type="string">
            <text:p>question-question</text:p>
          </table:table-cell>
          <table:table-cell office:value-type="float" office:value="0.599103434565" calcext:value-type="float">
            <text:p>0.5991034346</text:p>
          </table:table-cell>
        </table:table-row>
        <table:table-row table:style-name="ro1">
          <table:table-cell office:value-type="string" calcext:value-type="string">
            <text:p>postediting</text:p>
          </table:table-cell>
          <table:table-cell office:value-type="float" office:value="0.825802506921" calcext:value-type="float">
            <text:p>0.82580250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12pt" fo:font-weight="bold"/>
    </style:style>
    <style:style style:name="Untitled2" style:family="table-cell" style:parent-style-name="Default">
      <style:text-properties fo:font-size="10.5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21:37:48.165227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9:35:20.955503717</meta:creation-date>
    <dc:date>2016-12-15T21:37:57.074150748</dc:date>
    <meta:editing-duration>PT1H16M15S</meta:editing-duration>
    <meta:editing-cycles>9</meta:editing-cycles>
    <meta:generator>LibreOffice/5.0.4.2$Linux_X86_64 LibreOffice_project/2b9802c1994aa0b7dc6079e128979269cf95bc78</meta:generator>
    <meta:document-statistic meta:table-count="2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14cm" svg:height="9.365cm" xlink:href=".." xlink:type="simple" chart:class="chart:bar" chart:style-name="ch1">
        <chart:title svg:x="5.982cm" svg:y="0.323cm" chart:style-name="ch2">
          <text:p>Comparing performance of algorithms split by type of data</text:p>
        </chart:title>
        <chart:legend chart:legend-position="end" svg:x="20.107cm" svg:y="3.885cm" style:legend-expansion="high" chart:style-name="ch3"/>
        <chart:plot-area chart:style-name="ch4" table:cell-range-address="Sheet1.A2:Sheet1.D20 Sheet1.B1:Sheet1.D1" chart:data-source-has-labels="both" svg:x="1.483cm" svg:y="1.289cm" svg:width="18.152cm" svg:height="6.908cm">
          <chartooo:coordinate-region svg:x="2.21cm" svg:y="1.289cm" svg:width="17.425cm" svg:height="4.157cm"/>
          <chart:axis chart:dimension="x" chart:name="primary-x" chart:style-name="ch5" chartooo:axis-type="auto">
            <chartooo:date-scale/>
            <chart:title svg:x="9.602cm" svg:y="8.384cm" chart:style-name="ch6">
              <text:p>Type of Data</text:p>
            </chart:title>
            <chart:categories table:cell-range-address="Sheet1.A2:Sheet1.A20"/>
          </chart:axis>
          <chart:axis chart:dimension="y" chart:name="primary-y" chart:style-name="ch7">
            <chart:title svg:x="0.451cm" svg:y="6.255cm" chart:style-name="ch8">
              <text:p>Pearson Co-efficient</text:p>
            </chart:title>
            <chart:grid chart:style-name="ch9" chart:class="major"/>
          </chart:axis>
          <chart:series chart:style-name="ch10" chart:values-cell-range-address="Sheet1.B2:Sheet1.B20" chart:label-cell-address="Sheet1.B1:Sheet1.B1" chart:class="chart:bar">
            <chart:data-point chart:repeated="19"/>
          </chart:series>
          <chart:series chart:style-name="ch11" chart:values-cell-range-address="Sheet1.C2:Sheet1.C20" chart:label-cell-address="Sheet1.C1:Sheet1.C1" chart:class="chart:bar">
            <chart:data-point chart:repeated="19"/>
          </chart:series>
          <chart:series chart:style-name="ch12" chart:values-cell-range-address="Sheet1.D2:Sheet1.D20" chart:label-cell-address="Sheet1.D1:Sheet1.D1" chart:class="chart:bar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Forest</text:p>
                <draw:g>
                  <svg:desc>Sheet1.B1:Sheet1.B1</svg:desc>
                </draw:g>
              </table:table-cell>
              <table:table-cell office:value-type="string">
                <text:p>SVM</text:p>
                <draw:g>
                  <svg:desc>Sheet1.C1:Sheet1.C1</svg:desc>
                </draw:g>
              </table:table-cell>
              <table:table-cell office:value-type="string">
                <text:p>Linear Regressio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SRpar</text:p>
                <draw:g>
                  <svg:desc>Sheet1.A2:Sheet1.A20</svg:desc>
                </draw:g>
              </table:table-cell>
              <table:table-cell office:value-type="float" office:value="0.601822754905">
                <text:p>0.601822754905</text:p>
                <draw:g>
                  <svg:desc>Sheet1.B2:Sheet1.B20</svg:desc>
                </draw:g>
              </table:table-cell>
              <table:table-cell office:value-type="float" office:value="0.595825498992">
                <text:p>0.595825498992</text:p>
                <draw:g>
                  <svg:desc>Sheet1.C2:Sheet1.C20</svg:desc>
                </draw:g>
              </table:table-cell>
              <table:table-cell office:value-type="float" office:value="0.603218013389">
                <text:p>0.603218013389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MSRvid</text:p>
              </table:table-cell>
              <table:table-cell office:value-type="float" office:value="0.835618361148">
                <text:p>0.835618361148</text:p>
              </table:table-cell>
              <table:table-cell office:value-type="float" office:value="0.816021724352">
                <text:p>0.816021724352</text:p>
              </table:table-cell>
              <table:table-cell office:value-type="float" office:value="0.817675281973">
                <text:p>0.817675281973</text:p>
              </table:table-cell>
            </table:table-row>
            <table:table-row>
              <table:table-cell office:value-type="string">
                <text:p>SMTeuroparl</text:p>
              </table:table-cell>
              <table:table-cell office:value-type="float" office:value="0.682188937363">
                <text:p>0.682188937363</text:p>
              </table:table-cell>
              <table:table-cell office:value-type="float" office:value="0.546935592744">
                <text:p>0.546935592744</text:p>
              </table:table-cell>
              <table:table-cell office:value-type="float" office:value="0.508756418046">
                <text:p>0.508756418046</text:p>
              </table:table-cell>
            </table:table-row>
            <table:table-row>
              <table:table-cell office:value-type="string">
                <text:p>surprise.OnWN</text:p>
              </table:table-cell>
              <table:table-cell office:value-type="float" office:value="0.687808392775">
                <text:p>0.687808392775</text:p>
              </table:table-cell>
              <table:table-cell office:value-type="float" office:value="0.694557394755">
                <text:p>0.694557394755</text:p>
              </table:table-cell>
              <table:table-cell office:value-type="float" office:value="0.706064909799">
                <text:p>0.706064909799</text:p>
              </table:table-cell>
            </table:table-row>
            <table:table-row>
              <table:table-cell office:value-type="string">
                <text:p>surprise.SMTnews</text:p>
              </table:table-cell>
              <table:table-cell office:value-type="float" office:value="0.703835366926">
                <text:p>0.703835366926</text:p>
              </table:table-cell>
              <table:table-cell office:value-type="float" office:value="0.529104156873">
                <text:p>0.529104156873</text:p>
              </table:table-cell>
              <table:table-cell office:value-type="float" office:value="0.573635168224">
                <text:p>0.573635168224</text:p>
              </table:table-cell>
            </table:table-row>
            <table:table-row>
              <table:table-cell office:value-type="string">
                <text:p>headlines</text:p>
              </table:table-cell>
              <table:table-cell office:value-type="float" office:value="0.740310171788">
                <text:p>0.740310171788</text:p>
              </table:table-cell>
              <table:table-cell office:value-type="float" office:value="0.746410419625">
                <text:p>0.746410419625</text:p>
              </table:table-cell>
              <table:table-cell office:value-type="float" office:value="0.742542805858">
                <text:p>0.742542805858</text:p>
              </table:table-cell>
            </table:table-row>
            <table:table-row>
              <table:table-cell office:value-type="string">
                <text:p>OnWN</text:p>
              </table:table-cell>
              <table:table-cell office:value-type="float" office:value="0.837744411491">
                <text:p>0.837744411491</text:p>
              </table:table-cell>
              <table:table-cell office:value-type="float" office:value="0.783871157708">
                <text:p>0.783871157708</text:p>
              </table:table-cell>
              <table:table-cell office:value-type="float" office:value="0.792979998812">
                <text:p>0.792979998812</text:p>
              </table:table-cell>
            </table:table-row>
            <table:table-row>
              <table:table-cell office:value-type="string">
                <text:p>FNWN</text:p>
              </table:table-cell>
              <table:table-cell office:value-type="float" office:value="0.297620307694">
                <text:p>0.297620307694</text:p>
              </table:table-cell>
              <table:table-cell office:value-type="float" office:value="0.398700189823">
                <text:p>0.398700189823</text:p>
              </table:table-cell>
              <table:table-cell office:value-type="float" office:value="0.419273323689">
                <text:p>0.419273323689</text:p>
              </table:table-cell>
            </table:table-row>
            <table:table-row>
              <table:table-cell office:value-type="string">
                <text:p>deft-forum</text:p>
              </table:table-cell>
              <table:table-cell office:value-type="float" office:value="0.552775725655">
                <text:p>0.552775725655</text:p>
              </table:table-cell>
              <table:table-cell office:value-type="float" office:value="0.501178488807">
                <text:p>0.501178488807</text:p>
              </table:table-cell>
              <table:table-cell office:value-type="float" office:value="0.481079610026">
                <text:p>0.481079610026</text:p>
              </table:table-cell>
            </table:table-row>
            <table:table-row>
              <table:table-cell office:value-type="string">
                <text:p>deft-news</text:p>
              </table:table-cell>
              <table:table-cell office:value-type="float" office:value="0.702813824483">
                <text:p>0.702813824483</text:p>
              </table:table-cell>
              <table:table-cell office:value-type="float" office:value="0.719635634775">
                <text:p>0.719635634775</text:p>
              </table:table-cell>
              <table:table-cell office:value-type="float" office:value="0.725616984897">
                <text:p>0.725616984897</text:p>
              </table:table-cell>
            </table:table-row>
            <table:table-row>
              <table:table-cell office:value-type="string">
                <text:p>tweet-news</text:p>
              </table:table-cell>
              <table:table-cell office:value-type="float" office:value="0.778849841396">
                <text:p>0.778849841396</text:p>
              </table:table-cell>
              <table:table-cell office:value-type="float" office:value="0.795841753563">
                <text:p>0.795841753563</text:p>
              </table:table-cell>
              <table:table-cell office:value-type="float" office:value="0.794089919529">
                <text:p>0.794089919529</text:p>
              </table:table-cell>
            </table:table-row>
            <table:table-row>
              <table:table-cell office:value-type="string">
                <text:p>answers-forums</text:p>
              </table:table-cell>
              <table:table-cell office:value-type="float" office:value="0.679890213827">
                <text:p>0.679890213827</text:p>
              </table:table-cell>
              <table:table-cell office:value-type="float" office:value="0.71651564492">
                <text:p>0.71651564492</text:p>
              </table:table-cell>
              <table:table-cell office:value-type="float" office:value="0.717706895019">
                <text:p>0.717706895019</text:p>
              </table:table-cell>
            </table:table-row>
            <table:table-row>
              <table:table-cell office:value-type="string">
                <text:p>answers-students</text:p>
              </table:table-cell>
              <table:table-cell office:value-type="float" office:value="0.759864856717">
                <text:p>0.759864856717</text:p>
              </table:table-cell>
              <table:table-cell office:value-type="float" office:value="0.749711038533">
                <text:p>0.749711038533</text:p>
              </table:table-cell>
              <table:table-cell office:value-type="float" office:value="0.749288351273">
                <text:p>0.749288351273</text:p>
              </table:table-cell>
            </table:table-row>
            <table:table-row>
              <table:table-cell office:value-type="string">
                <text:p>belief</text:p>
              </table:table-cell>
              <table:table-cell office:value-type="float" office:value="0.715147975564">
                <text:p>0.715147975564</text:p>
              </table:table-cell>
              <table:table-cell office:value-type="float" office:value="0.7474587939">
                <text:p>0.7474587939</text:p>
              </table:table-cell>
              <table:table-cell office:value-type="float" office:value="0.743796223751">
                <text:p>0.743796223751</text:p>
              </table:table-cell>
            </table:table-row>
            <table:table-row>
              <table:table-cell office:value-type="string">
                <text:p>images</text:p>
              </table:table-cell>
              <table:table-cell office:value-type="float" office:value="0.824199901462">
                <text:p>0.824199901462</text:p>
              </table:table-cell>
              <table:table-cell office:value-type="float" office:value="0.834070586541">
                <text:p>0.834070586541</text:p>
              </table:table-cell>
              <table:table-cell office:value-type="float" office:value="0.836810451738">
                <text:p>0.836810451738</text:p>
              </table:table-cell>
            </table:table-row>
            <table:table-row>
              <table:table-cell office:value-type="string">
                <text:p>answer-answer</text:p>
              </table:table-cell>
              <table:table-cell office:value-type="float" office:value="0.456653013023">
                <text:p>0.456653013023</text:p>
              </table:table-cell>
              <table:table-cell office:value-type="float" office:value="0.493954569536">
                <text:p>0.493954569536</text:p>
              </table:table-cell>
              <table:table-cell office:value-type="float" office:value="0.48275129827">
                <text:p>0.48275129827</text:p>
              </table:table-cell>
            </table:table-row>
            <table:table-row>
              <table:table-cell office:value-type="string">
                <text:p>plagiarism</text:p>
              </table:table-cell>
              <table:table-cell office:value-type="float" office:value="0.806547374988">
                <text:p>0.806547374988</text:p>
              </table:table-cell>
              <table:table-cell office:value-type="float" office:value="0.807327497773">
                <text:p>0.807327497773</text:p>
              </table:table-cell>
              <table:table-cell office:value-type="float" office:value="0.81470858138">
                <text:p>0.81470858138</text:p>
              </table:table-cell>
            </table:table-row>
            <table:table-row>
              <table:table-cell office:value-type="string">
                <text:p>question-question</text:p>
              </table:table-cell>
              <table:table-cell office:value-type="float" office:value="0.599103434565">
                <text:p>0.599103434565</text:p>
              </table:table-cell>
              <table:table-cell office:value-type="float" office:value="0.644245387092">
                <text:p>0.644245387092</text:p>
              </table:table-cell>
              <table:table-cell office:value-type="float" office:value="0.656265243403">
                <text:p>0.656265243403</text:p>
              </table:table-cell>
            </table:table-row>
            <table:table-row>
              <table:table-cell office:value-type="string">
                <text:p>postediting</text:p>
              </table:table-cell>
              <table:table-cell office:value-type="float" office:value="0.825802506921">
                <text:p>0.825802506921</text:p>
              </table:table-cell>
              <table:table-cell office:value-type="float" office:value="0.844453433786">
                <text:p>0.844453433786</text:p>
              </table:table-cell>
              <table:table-cell office:value-type="float" office:value="0.838484463606">
                <text:p>0.838484463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